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b613d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dc2300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start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position="sub 58%"/>
    </style:style>
    <style:style style:name="T3" style:family="text">
      <style:text-properties fo:color="#000000" style:text-position="super 58%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cm" svg:height="6.9cm" svg:x="8.2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1.9cm" svg:x="12.7cm" svg:y="6.1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9cm" svg:x="8.4cm" svg:y="1.8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8cm" svg:y1="2.3cm" svg:x2="13.8cm" svg:y2="6.1cm">
          <text:p/>
        </draw:line>
        <draw:custom-shape draw:style-name="gr3" draw:text-style-name="P3" draw:layer="layout" svg:width="1cm" svg:height="3.6cm" svg:x="13.9cm" svg:y="2.2cm">
          <text:p text:style-name="P3"><text:span text:style-name="T1">g</text:span><text:span text:style-name="T2">2</text:span></text:p>
          <text:p text:style-name="P3"><text:span text:style-name="T1"/></text:p>
          <text:p text:style-name="P3"><text:span text:style-name="T1">g'</text:span><text:span text:style-name="T2">2</text:span></text:p>
          <text:p text:style-name="P3"><text:span text:style-name="T1"/></text:p>
          <text:p text:style-name="P3"><text:span text:style-name="T1">h'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7cm" svg:y1="7cm" svg:x2="10.9cm" svg:y2="7cm">
          <text:p/>
        </draw:line>
        <draw:custom-shape draw:style-name="gr3" draw:text-style-name="P3" draw:layer="layout" svg:width="2.3cm" svg:height="2.6cm" svg:x="5.3cm" svg:y="2cm">
          <text:p text:style-name="P3"><text:span text:style-name="T1">g</text:span><text:span text:style-name="T2">1</text:span><text:span text:style-name="T1"> <text:s text:c="3"/>g</text:span><text:span text:style-name="T2">1</text:span></text:p>
          <text:p text:style-name="P3"><text:span text:style-name="T1"/></text:p>
          <text:p text:style-name="P3"><text:span text:style-name="T1">g</text:span><text:span text:style-name="T3">y</text:span><text:span text:style-name="T2">1</text:span><text:span text:style-name="T1"> <text:s text:c="2"/>g</text:span><text:span text:style-name="T3">xy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6cm" svg:y1="3.3cm" svg:x2="8.2cm" svg:y2="3.3cm">
          <text:p text:style-name="P1"/>
          <text:p text:style-name="P1"><text:span text:style-name="T4"/></text:p>
        </draw:line>
        <draw:custom-shape draw:style-name="gr3" draw:text-style-name="P2" draw:layer="layout" svg:width="1cm" svg:height="0.9cm" svg:x="11.5cm" svg:y="6.1cm">
          <text:p text:style-name="P2"><text:span text:style-name="T1">h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2cm" svg:y1="7cm" svg:x2="4.7cm" svg:y2="7cm">
          <text:p text:style-name="P1"/>
          <text:p text:style-name="P1"><text:span text:style-name="T4"/></text:p>
        </draw:line>
        <draw:custom-shape draw:style-name="gr3" draw:text-style-name="P3" draw:layer="layout" svg:width="2.9cm" svg:height="0.9cm" svg:x="5.2cm" svg:y="6.1cm">
          <text:p text:style-name="P3"><text:span text:style-name="T1">Yes / N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4-05T18:59:49</meta:creation-date>
    <dc:date>2013-04-05T20:01:41</dc:date>
    <dc:creator>Luke </dc:creator>
    <meta:editing-duration>PT45M58S</meta:editing-duration>
    <meta:editing-cycles>4</meta:editing-cycles>
    <meta:generator>LibreOffice/3.5$Linux_x86 LibreOffice_project/350m1$Build-2</meta:generator>
    <meta:document-statistic meta:object-count="11"/>
  </office:meta>
</office:document-meta>
</file>